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6pt" officeooo:rsid="00122da7" officeooo:paragraph-rsid="00125871" style:font-size-asian="16pt" style:font-size-complex="16pt"/>
    </style:style>
    <style:style style:name="P2" style:family="paragraph" style:parent-style-name="Standard">
      <style:text-properties fo:font-size="15pt" officeooo:rsid="00122da7" officeooo:paragraph-rsid="00122da7" style:font-size-asian="15pt" style:font-size-complex="15pt"/>
    </style:style>
    <style:style style:name="P3" style:family="paragraph" style:parent-style-name="Standard">
      <style:text-properties fo:font-size="15pt" officeooo:rsid="00125871" officeooo:paragraph-rsid="00122da7" style:font-size-asian="15pt" style:font-size-complex="15pt"/>
    </style:style>
    <style:style style:name="P4" style:family="paragraph" style:parent-style-name="Standard">
      <style:text-properties fo:font-size="15pt" officeooo:rsid="00125871" officeooo:paragraph-rsid="00125871" style:font-size-asian="15pt" style:font-size-complex="15pt"/>
    </style:style>
    <style:style style:name="P5" style:family="paragraph" style:parent-style-name="Standard">
      <style:text-properties fo:font-size="24pt" style:text-underline-style="solid" style:text-underline-width="auto" style:text-underline-color="font-color" officeooo:rsid="00122da7" officeooo:paragraph-rsid="00122da7" style:font-size-asian="24pt" style:font-size-complex="24pt"/>
    </style:style>
    <style:style style:name="P6" style:family="paragraph" style:parent-style-name="Standard">
      <style:text-properties fo:font-size="20pt" officeooo:rsid="00122da7" officeooo:paragraph-rsid="00122da7" style:font-size-asian="20pt" style:font-size-complex="20pt"/>
    </style:style>
    <style:style style:name="P7" style:family="paragraph" style:parent-style-name="Standard">
      <style:text-properties fo:font-size="20pt" officeooo:rsid="00125871" officeooo:paragraph-rsid="00125871" style:font-size-asian="20pt" style:font-size-complex="20pt"/>
    </style:style>
    <style:style style:name="P8" style:family="paragraph" style:parent-style-name="Table_20_Contents">
      <style:text-properties fo:font-size="15pt" officeooo:rsid="00125871" officeooo:paragraph-rsid="00125871" style:font-size-asian="15pt" style:font-size-complex="15pt"/>
    </style:style>
    <style:style style:name="T1" style:family="text">
      <style:text-properties officeooo:rsid="001258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Git Referat Max Detlof</text:p>
      <text:p text:style-name="P2"/>
      <text:p text:style-name="P6">Welche Probleme löst Git/GitHub ?</text:p>
      <text:p text:style-name="P2"/>
      <text:p text:style-name="P2">Probleme beim Autauschen von Dateien wenn man an einem Projekt zusammen arbeitet.</text:p>
      <text:p text:style-name="P2"/>
      <text:p text:style-name="P2">Verlieren alter Versionen.</text:p>
      <text:p text:style-name="P2"/>
      <text:p text:style-name="P2">Angst Fehler zu machen. </text:p>
      <text:p text:style-name="P2"/>
      <text:p text:style-name="P2"/>
      <text:p text:style-name="P6">Was ist Git?</text:p>
      <text:p text:style-name="P2"/>
      <text:p text:style-name="P2">Eine Versionsverwaltungssoftware</text:p>
      <text:p text:style-name="P2"/>
      <text:p text:style-name="P2">Command line tool</text:p>
      <text:p text:style-name="P2"/>
      <text:p text:style-name="P2"/>
      <text:p text:style-name="P6">Was ist GitHub ?</text:p>
      <text:p text:style-name="P2"/>
      <text:p text:style-name="P2">eine online implementation von Git</text:p>
      <text:p text:style-name="P2"/>
      <text:p text:style-name="P2">bietet zugriff von über all auf deine Projekte</text:p>
      <text:p text:style-name="P2"/>
      <text:p text:style-name="P2">ermöglicht anderen den Zugriff auf deine Projekte</text:p>
      <text:p text:style-name="P2"/>
      <text:p text:style-name="P2">Alternativen: GitLab, selbstgehosteter Git-Server, <text:span text:style-name="T1">BitBucket</text:span></text:p>
      <text:p text:style-name="P3"/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Wichtige git Befehle: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Befehl</text:p>
          </table:table-cell>
          <table:table-cell table:style-name="Table1.B1" office:value-type="string">
            <text:p text:style-name="P8">Funktion</text:p>
          </table:table-cell>
        </table:table-row>
        <table:table-row>
          <table:table-cell table:style-name="Table1.A2" office:value-type="string">
            <text:p text:style-name="P4">git init &lt;repo name&gt;</text:p>
          </table:table-cell>
          <table:table-cell table:style-name="Table1.B2" office:value-type="string">
            <text:p text:style-name="P4">erzeugt ein neues repository (repo)</text:p>
          </table:table-cell>
        </table:table-row>
        <table:table-row>
          <table:table-cell table:style-name="Table1.A2" office:value-type="string">
            <text:p text:style-name="P4">git clone &lt;url&gt;</text:p>
          </table:table-cell>
          <table:table-cell table:style-name="Table1.B2" office:value-type="string">
            <text:p text:style-name="P4">lädt ein repo herunter</text:p>
          </table:table-cell>
        </table:table-row>
        <table:table-row>
          <table:table-cell table:style-name="Table1.A2" office:value-type="string">
            <text:p text:style-name="P4">git add &lt;filename&gt;</text:p>
          </table:table-cell>
          <table:table-cell table:style-name="Table1.B2" office:value-type="string">
            <text:p text:style-name="P4">fügt eine Datei zum nächsten commit hinzu</text:p>
          </table:table-cell>
        </table:table-row>
        <table:table-row>
          <table:table-cell table:style-name="Table1.A2" office:value-type="string">
            <text:p text:style-name="P4">git add . <text:s text:c="4"/></text:p>
          </table:table-cell>
          <table:table-cell table:style-name="Table1.B2" office:value-type="string">
            <text:p text:style-name="P4">fügt alle Dateien zum nächsten commit hinzu</text:p>
          </table:table-cell>
        </table:table-row>
        <table:table-row>
          <table:table-cell table:style-name="Table1.A2" office:value-type="string">
            <text:p text:style-name="P4">git commit -m &lt;commit message&gt; </text:p>
          </table:table-cell>
          <table:table-cell table:style-name="Table1.B2" office:value-type="string">
            <text:p text:style-name="P8">Fügt einen speicherstand dem repo hinzu</text:p>
          </table:table-cell>
        </table:table-row>
        <table:table-row>
          <table:table-cell table:style-name="Table1.A2" office:value-type="string">
            <text:p text:style-name="P4">git push</text:p>
          </table:table-cell>
          <table:table-cell table:style-name="Table1.B2" office:value-type="string">
            <text:p text:style-name="P8">Lädt alle commits seit dem letzten push hoch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14:02:46.461706842</meta:creation-date>
    <meta:editing-duration>PT1M14S</meta:editing-duration>
    <meta:editing-cycles>2</meta:editing-cycles>
    <meta:generator>LibreOffice/6.0.7.3$Linux_X86_64 LibreOffice_project/00m0$Build-3</meta:generator>
    <dc:date>2020-01-07T14:03:26.013728410</dc:date>
    <meta:document-statistic meta:table-count="1" meta:image-count="0" meta:object-count="0" meta:page-count="2" meta:paragraph-count="28" meta:word-count="127" meta:character-count="817" meta:non-whitespace-character-count="711"/>
  </office:meta>
</office:document-meta>
</file>